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4" style:family="paragraph" style:parent-style-name="Standard">
      <style:text-properties style:text-underline-style="none"/>
    </style:style>
    <style:style style:name="P5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6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7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2.00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2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8"><text:s text:c="7"/>5----4---2---1-1---- <text:s text:c="2"/>5----5---3---2-2---- <text:s text:c="2"/>4----3---3---1-2---- <text:s text:c="2"/>4----3---3---0-1---- <text:s text:c="2"/>----4---3---30--1--- <text:s text:c="8"/></text:p>
      <text:p text:style-name="P6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8"><text:s text:c="7"/>----4---3---30--1--- <text:s text:c="2"/>----5---4---41--2--- <text:s text:c="2"/>----3---3---01--2--- <text:s text:c="2"/>----3---2---00--1--- <text:s text:c="2"/>-------3--2-00---1--</text:p>
      <text:p text:style-name="P6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8"><text:s text:c="7"/>-------3--2-00---1-- <text:s text:c="2"/>-------4--3-11---2-- <text:s text:c="2"/>-------2--1-01---2-- <text:s text:c="2"/>-------2--0-01---2-- <text:s text:c="2"/>---------20-0-1----2</text:p>
      <text:p text:style-name="P6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8"><text:s text:c="7"/>---------20-0-1----2 <text:s text:c="2"/>---------31-1-2----3 <text:s text:c="2"/>---------01-1-2----3 <text:s text:c="2"/>---------01-0-1----2 <text:s text:c="2"/>-2-------0-10--1----</text:p>
      <text:p text:style-name="P6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8"><text:s text:c="7"/>-2-------0-10--1---- <text:s text:c="2"/>-3-------1-21--2---- <text:s text:c="2"/>-3-------1-01--2---- <text:s text:c="2"/>-3-------1-01--2---- <text:s text:c="2"/>----3-----10-1---2--</text:p>
      <text:p text:style-name="P6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5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6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f</text:span> – Save.. <text:s text:c="16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<text:s/></text:span><text:s text:c="26"/><text:span text:style-name="T8">-</text:span> – Dekrement Setting</text:p>
      <text:p text:style-name="P1"><text:s text:c="6"/><text:span text:style-name="T8"><text:s/></text:span><text:s text:c="26"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1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0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0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8"><text:s text:c="6"/><text:span text:style-name="T23">Die Zeit ohne Staus wird nicht gemessen.</text:span></text:p>
      <text:p text:style-name="P48"/>
      <text:p text:style-name="P48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8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7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5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*.XX***[+/-]**{1..990}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*.X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*.X%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*.X%******************* <text:s text:c="172"/></text:p>
      <text:p text:style-name="P10"><text:s text:c="12"/>******************************** <text:s text:c="179"/></text:p>
      <text:p text:style-name="P10"><text:s text:c="12"/>**C-c:****OFF******************* <text:s text:c="177"/></text:p>
      <text:p text:style-name="P10"><text:s text:c="12"/>********************************</text:p>
      <text:p text:style-name="P10"><text:s text:c="12"/>**Mode:*Step1******************* <text:s text:c="177"/></text:p>
      <text:p text:style-name="P10"><text:s text:c="12"/>********************************</text:p>
      <text:p text:style-name="P10"><text:s text:c="12"/>**Save Settings? [ENTER]******** <text:s text:c="177"/></text:p>
      <text:p text:style-name="P10"><text:s text:c="12"/>******************************** <text:s text:c="19"/></text:p>
      <text:p text:style-name="P57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5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5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4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6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6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2"><text:span text:style-name="T11"><text:s text:c="5"/></text:span><text:span text:style-name="T12">};</text:span><text:span text:style-name="T11"> <text:s text:c="40"/>};</text:span></text:p>
      <text:p text:style-name="P49"><text:s text:c="55"/></text:p>
      <text:p text:style-name="P8"><text:span text:style-name="T58"><text:s/></text:span><text:span text:style-name="T41"><text:s text:c="41"/></text:span></text:p>
      <text:p text:style-name="P63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5"><text:span text:style-name="T24"><text:s text:c="5"/></text:span><text:span text:style-name="T30">do accelerate:</text:span><text:span text:style-name="T26"> <text:s text:c="195"/></text:span></text:p>
      <text:p text:style-name="P4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9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5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2"><text:span text:style-name="T11"><text:s text:c="15"/></text:span><text:span text:style-name="T11">iVChange--;</text:span></text:p>
      <text:p text:style-name="P26"><text:s text:c="12"/>}</text:p>
      <text:p text:style-name="P45"><text:span text:style-name="T26"><text:s text:c="9"/>}</text:span><text:span text:style-name="T26"> <text:s/></text:span></text:p>
      <text:p text:style-name="P26"><text:s text:c="11"/></text:p>
      <text:p text:style-name="P45"><text:span text:style-name="T26"><text:s text:c="5"/></text:span><text:span text:style-name="T30">print dilly_dally</text:span><text:span text:style-name="T26"> </text:span></text:p>
      <text:p text:style-name="P45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8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9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7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7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4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3"><text:s text:c="8"/>iOpt = aFunc[iF](pModell);</text:p>
      <text:p text:style-name="P43"><text:s text:c="8"/><text:span text:style-name="T17">watchdog(PMODELL pModell, iF);</text:span></text:p>
      <text:p text:style-name="P43"><text:s text:c="8"/>if (iF == FUNC_COUNT - 1 &amp;&amp; pModell-&gt;sGaugings.iTicks &gt;= MAXTICKS) {</text:p>
      <text:p text:style-name="P43"><text:s text:c="11"/>iOpt = OP_STOP;</text:p>
      <text:p text:style-name="P43"><text:s text:c="8"/>}</text:p>
      <text:p text:style-name="P43"><text:s text:c="5"/>}</text:p>
      <text:p text:style-name="P43"><text:s text:c="5"/>return iOpt;</text:p>
      <text:p text:style-name="P64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 || pModell-&gt;sSettings.eMode == step6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3"/>else</text:p>
      <text:p text:style-name="P69"><text:s text:c="3"/>{</text:p>
      <text:p text:style-name="P69"><text:s text:c="6"/>[ _kbhit() == 1 ]</text:p>
      <text:p text:style-name="P69"><text:s text:c="6"/>{</text:p>
      <text:p text:style-name="P69"><text:s text:c="9"/>iOpt = _getch();</text:p>
      <text:p text:style-name="P69"/>
      <text:p text:style-name="P69"><text:s text:c="9"/>[iOpt != OP_EXIT </text:p>
      <text:p text:style-name="P69"><text:s text:c="10"/>&amp;&amp; iOpt != OP_STOP </text:p>
      <text:p text:style-name="P69"><text:s text:c="10"/>&amp;&amp; (pModell-&gt;sSettings.eTSaveToFile == off || iOpt != OP_PRINT)]</text:p>
      <text:p text:style-name="P69"><text:s text:c="9"/>{</text:p>
      <text:p text:style-name="P69"><text:s text:c="12"/>iOpt = OP_DEFAULT;</text:p>
      <text:p text:style-name="P69"><text:s text:c="9"/>}</text:p>
      <text:p text:style-name="P69"><text:s text:c="6"/>}</text:p>
      <text:p text:style-name="P69"><text:s text:c="3"/>}</text:p>
      <text:p text:style-name="P69"/>
      <text:p text:style-name="P70"><text:s text:c="3"/>return iOpt;</text:p>
      <text:p text:style-name="P51"/>
      <text:p text:style-name="P65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2"/></text:p>
      <text:p text:style-name="P71"><text:s text:c="3"/>return iOpt;</text:p>
      <text:p text:style-name="P67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5"><text:s/></text:span><text:span text:style-name="T76">int watchdog(PMODELL pModell, int iF) </text:span><text:span text:style-name="T77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5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9"><text:s text:c="11"/><text:span text:style-name="T23">Car(bIsInJam): <text:s/>red</text:span></text:p>
      <text:p text:style-name="P25"><text:s text:c="11"/>Car(!<text:span text:style-name="T9">bIsInJam</text:span>): white</text:p>
      <text:p text:style-name="P49"><text:s text:c="11"/></text:p>
      <text:p text:style-name="P50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9"><text:s text:c="11"/><text:span text:style-name="T23">Car(bIsInJam): <text:s/>red</text:span></text:p>
      <text:p text:style-name="P49"><text:s text:c="11"/><text:span text:style-name="T23">Car(!bIsInJam): [iVTotal]{VMAX:GREEN,..,5:Mixed(GREEN,RED),..,0:RED}</text:span></text:p>
      <text:p text:style-name="P50"><text:s text:c="10"/></text:p>
      <text:p text:style-name="P50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9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6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3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6"><text:span text:style-name="T24"><text:s text:c="4"/>const union uCOLOR VALUE_BLUE = {.uiHEX = 0x0000ff};</text:span><text:span text:style-name="T26"> <text:s/></text:span></text:p>
      <text:p text:style-name="P46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6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5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7977975972569136046" text:style-name="L1">
        <text:list-item>
          <text:list>
            <text:list-item>
              <text:p text:style-name="P72">write log of settings + gaugings </text:p>
              <text:p text:style-name="P73"/>
            </text:list-item>
            <text:list-item>
              <text:p text:style-name="P73"><text:span text:style-name="T8">Kommandozeilenparameter</text:span> </text:p>
              <text:p text:style-name="P73">-#80 -vm20 -p33 -mQUIET -cON -idv50 -f123“test“</text:p>
              <text:p text:style-name="P73"/>
              <text:p text:style-name="P73">-#80: <text:s text:c="5"/>80 Autos.</text:p>
              <text:p text:style-name="P73">-vm20: <text:s text:c="4"/>Vmax = 20.</text:p>
              <text:p text:style-name="P73">-p33: <text:s text:c="5"/>P-DD = 33.</text:p>
              <text:p text:style-name="P73">-mQUIET: <text:s text:c="2"/>keine Ausgaben,</text:p>
              <text:p text:style-name="P73"><text:s text:c="11"/>nach der Simulation werden die Werte von Settings+Gaugings über stdout ausgegeben </text:p>
              <text:p text:style-name="P73"><text:s text:c="11"/>und nicht in ein logfile UND </text:p>
              <text:p text:style-name="P73"><text:s text:c="11"/>Programm beendet sich selbständig.</text:p>
              <text:p text:style-name="P73">-cON: <text:s text:c="5"/>Cruise-control = ON.</text:p>
              <text:p text:style-name="P73">-idv50: <text:s text:c="3"/>Increased delay at v=0: 50 (ON).</text:p>
              <text:p text:style-name="P73">-f123“test“: Save to file = ON, Farbschema = [F1,F2,F3], Filepath = “./test.bmp“.</text:p>
              <text:p text:style-name="P7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9:07:37.38</dc:date>
    <dc:creator>Daniel Fritsch</dc:creator>
    <meta:editing-duration>P1DT21H51M54S</meta:editing-duration>
    <meta:editing-cycles>956</meta:editing-cycles>
    <meta:generator>OpenOffice/4.1.2$Win32 OpenOffice.org_project/412m3$Build-9782</meta:generator>
    <meta:document-statistic meta:table-count="0" meta:image-count="0" meta:object-count="0" meta:page-count="20" meta:paragraph-count="546" meta:word-count="2420" meta:character-count="36682"/>
  </office:meta>
</office:document-meta>
</file>